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War Vehicles.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irplan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ydro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attleships</text:p>
          </table:table-cell>
          <table:table-cell office:value-type="string">
            <text:p>Light battle cruisers.</text:p>
          </table:table-cell>
          <table:table-cell office:value-type="string">
            <text:p>Cruiser</text:p>
          </table:table-cell>
          <table:table-cell office:value-type="string">
            <text:p>Ships for cruising purposes.</text:p>
          </table:table-cell>
          <table:table-cell table:number-columns-repeated="2"/>
          <table:table-cell office:value-type="string">
            <text:p>“battleships and hydroplanes” [pg. 360]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ips/Airships.</text:p>
          </table:table-cell>
          <table:table-cell table:number-columns-repeated="5"/>
          <table:table-cell office:value-type="string">
            <text:p>“airships and planes” [pg. 385]. [pg. 392].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mmercial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Passenger air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couting planes/airplane</text:p>
          </table:table-cell>
          <table:table-cell table:number-columns-repeated="2"/>
          <table:table-cell office:value-type="string">
            <text:p>Scouters that can take their power from the air.</text:p>
          </table:table-cell>
          <table:table-cell table:number-columns-repeated="3"/>
          <table:table-cell office:value-type="string">
            <text:p>American scouting airplanes.</text:p>
          </table:table-cell>
        </table:table-row>
        <table:table-row table:style-name="ro1">
          <table:table-cell table:number-columns-repeated="2"/>
          <table:table-cell office:value-type="string">
            <text:p>Fighting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other (supply ships). <text:s/>[pg. 313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ast cruising scouter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United States Army scouting planes. [pg. 382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irplane of the age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kyo J-1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t. Marie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A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iniature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ocal airplane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zekiel plane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iant Ezekiel airplane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ombing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apanese plane (superior fighting plane)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rain [pg. 279]. [pg. 417].</text:p>
          </table:table-cell>
          <table:table-cell table:number-columns-repeated="2"/>
          <table:table-cell office:value-type="string">
            <text:p>“trained” [pg. 280].</text:p>
          </table:table-cell>
          <table:table-cell/>
          <table:table-cell office:value-type="string">
            <text:p>“trained men” [pg. 303].</text:p>
          </table:table-cell>
          <table:table-cell/>
          <table:table-cell office:value-type="string">
            <text:p>“strain” [pg. 368].</text:p>
          </table:table-cell>
        </table:table-row>
        <table:table-row table:style-name="ro1">
          <table:table-cell table:number-columns-repeated="2"/>
          <table:table-cell office:value-type="string">
            <text:p>United States planes.</text:p>
          </table:table-cell>
          <table:table-cell table:number-columns-repeated="2"/>
          <table:table-cell office:value-type="string">
            <text:p>American airplane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“fast plane” (pg. 282) <text:s/>Sail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nemy plane. <text:s/>(sometimes “Enemy” capitalized, and sometimes not). <text:s/>[pg. 365.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oreign plane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Patrol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iant plane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igh altitude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other ship anchored (with smaller planes taking off from it)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rmy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odern air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Japanese, Spanish and Mexican planes. <text:s/>[pg. 309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nglish and German battleships and hydro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“superior” (in relation to planes/airplanes)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rance airplane. [pg. 357].</text:p>
          </table:table-cell>
          <table:table-cell table:number-columns-repeated="4"/>
          <table:table-cell office:value-type="string">
            <text:p>“France's airplanes” [pg. 395]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gland, Germany and Russia giant dreadnought battle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ngland's giant bombing plane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rge plane [pg. 322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nvisible plane [pg. 330]. <text:s/>[pg. 351] [pg. 353, now complete.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oiseless airplanes. (drops bombs). <text:s/>[pg. 330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“invisible noiseless planes” [pg. 389]. </text:p>
          </table:table-cell>
          <table:table-cell table:number-columns-repeated="4"/>
          <table:table-cell office:value-type="string">
            <text:p>“silent, invisible planes” [pg. 392]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astest planes [pg. 339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couting and cruising planes [pg. 339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oy airplanes [pg. 345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nvading planes [pg. 345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“giant battle planes” [pg. 346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anadian planes [pg. 350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reserve planes [Japan, pg. 357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nglish, German, Spanish, Austrian, Russian, Japanese, Turkish, and Arabian planes. <text:s/>[pg. 363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rmy of planes. <text:s/>[pg. 365.] [pg. 383]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wiftest plane [pg. 368].</text:p>
          </table:table-cell>
          <table:table-cell/>
          <table:table-cell office:value-type="string">
            <text:p>Fast plane, &gt; 300 mph. <text:s/>[pg. 368].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3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Notes/Comment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1-13T11:19:57</meta:creation-date>
    <dc:date>2013-11-13T14:37:54</dc:date>
    <dc:creator>Ryan </dc:creator>
    <meta:editing-duration>PT3H13M58S</meta:editing-duration>
    <meta:editing-cycles>22</meta:editing-cycles>
    <meta:generator>LibreOffice/3.6$Linux_X86_64 LibreOffice_project/360m1$Build-304</meta:generator>
    <meta:document-statistic meta:table-count="1" meta:cell-count="73" meta:object-count="0"/>
  </office:meta>
</office:document-meta>
</file>